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CD Computer Science</text:p>
      <text:p text:style-name="P1">Final Year Project: Interim Report</text:p>
      <text:p text:style-name="P2"/>
      <text:p text:style-name="P2">Conor Kelleher</text:p>
      <text:p text:style-name="P2">13395381</text:p>
      <text:p text:style-name="P2">“Markson's Memory”</text:p>
      <text:p text:style-name="P2"/>
      <text:p text:style-name="P3">Literature</text:p>
      <text:list xml:id="list3127676046467647292" text:style-name="L2">
        <text:list-item>
          <text:p text:style-name="P6"><text:span text:style-name="T1">papers for references</text:span></text:p>
        </text:list-item>
      </text:list>
      <text:p text:style-name="P3"><text:tab/>google scholar</text:p>
      <text:p text:style-name="P3"><text:tab/><text:tab/>most recent review of topic – references from relevant papers</text:p>
      <text:p text:style-name="P3"><text:tab/>3-5 recent similar papers/articles – read AND understand</text:p>
      <text:p text:style-name="P3"><text:tab/>if none exist, describe how novel the topic is</text:p>
      <text:list xml:id="list363450643" text:continue-numbering="true" text:style-name="L2">
        <text:list-item>
          <text:p text:style-name="P4">history of the subject</text:p>
        </text:list-item>
        <text:list-item>
          <text:p text:style-name="P4">different areas of use</text:p>
        </text:list-item>
      </text:list>
      <text:p text:style-name="P3"/>
      <text:p text:style-name="P3">Funnel shaped paper</text:p>
      <text:list xml:id="list1766191769202105526" text:style-name="L3">
        <text:list-item>
          <text:p text:style-name="P5">Introduction – What is the goal of this project? What areas of research are involved and what is to be achieved by reaching this goal?</text:p>
        </text:list-item>
        <text:list-item>
          <text:p text:style-name="P5">Topic History – When did these areas of research first become prevalent?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nor Kelleher</meta:initial-creator>
    <meta:creation-date>2016-11-15T13:37:15</meta:creation-date>
    <meta:generator>OpenOffice/4.1.2$Unix OpenOffice.org_project/412m3$Build-9782</meta:generator>
    <meta:document-statistic meta:table-count="0" meta:image-count="0" meta:object-count="0" meta:page-count="1" meta:paragraph-count="16" meta:word-count="100" meta:character-count="582"/>
    <dc:date>2016-11-15T14:05:40</dc:date>
    <dc:creator>Conor Kelleher</dc:creator>
  </office:meta>
</office:document-meta>
</file>